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9fd3f" officeooo:paragraph-rsid="001b5893"/>
    </style:style>
    <style:style style:name="T1" style:family="text">
      <style:text-properties officeooo:rsid="001b58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 este proyecto mediante el IDE Netbeans y el lenguaje de programación Java se realizó la creación de un fichero “.DAT” de acceso aleatorio en el cual incluimos 5 empleados con 3 atributos, este fichero fue conver<text:span text:style-name="T1">tido</text:span> a XML mediante la técnica DOM, <text:span text:style-name="T1">por último se visualizo el fichero “baloncesto.xml” usando las técnicas “DOM” y “SAX”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18T19:33:00.703000000</dc:date>
    <meta:editing-duration>PT18M</meta:editing-duration>
    <meta:editing-cycles>1</meta:editing-cycles>
    <meta:document-statistic meta:table-count="0" meta:image-count="0" meta:object-count="0" meta:page-count="1" meta:paragraph-count="1" meta:word-count="56" meta:character-count="336" meta:non-whitespace-character-count="281"/>
    <meta:generator>LibreOffice/7.2.7.2$Windows_X86_64 LibreOffice_project/8d71d29d553c0f7dcbfa38fbfda25ee34cce99a2</meta:generator>
  </office:meta>
</office:document-meta>
</file>